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4" svg:font-family="Arial"/>
    <style:font-face style:name="Arial Unicode MS1" svg:font-family="'Arial Unicode MS'"/>
    <style:font-face style:name="Courier 10 Pitch" svg:font-family="'Courier 10 Pitch'"/>
    <style:font-face style:name="HG Mincho Light J1" svg:font-family="'HG Mincho Light J'"/>
    <style:font-face style:name="StarSymbol" svg:font-family="StarSymbol"/>
    <style:font-face style:name="moz-fixed" svg:font-family="moz-fixed"/>
    <style:font-face style:name="Cumberland AMT" svg:font-family="'Cumberland AMT'" style:font-family-generic="modern" style:font-pitch="fixed"/>
    <style:font-face style:name="Arial Unicode MS" svg:font-family="'Arial Unicode MS'" style:font-pitch="variable"/>
    <style:font-face style:name="HG Mincho Light J" svg:font-family="'HG Mincho Light J'" style:font-pitch="variable"/>
    <style:font-face style:name="Thorndale AMT" svg:font-family="'Thorndale AMT'"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3" svg:font-family="Arial" style:font-family-generic="system" style:font-pitch="variable"/>
  </office:font-face-decls>
  <office:automatic-styles>
    <style:style style:name="Table3" style:family="table">
      <style:table-properties style:width="6.9194in" table:align="margins"/>
    </style:style>
    <style:style style:name="Table3.A" style:family="table-column">
      <style:table-column-properties style:column-width="0.5319in" style:rel-column-width="766*"/>
    </style:style>
    <style:style style:name="Table3.B" style:family="table-column">
      <style:table-column-properties style:column-width="0.4688in" style:rel-column-width="675*"/>
    </style:style>
    <style:style style:name="Table3.C" style:family="table-column">
      <style:table-column-properties style:column-width="5.9181in" style:rel-column-width="8522*"/>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1" style:family="table">
      <style:table-properties style:width="6.2715in" fo:margin-left="0.0104in" fo:margin-right="0.6375in" table:align="margins" style:may-break-between-rows="false"/>
    </style:style>
    <style:style style:name="Table1.A" style:family="table-column">
      <style:table-column-properties style:column-width="0.7701in" style:rel-column-width="8050*"/>
    </style:style>
    <style:style style:name="Table1.B" style:family="table-column">
      <style:table-column-properties style:column-width="5.5014in" style:rel-column-width="57485*"/>
    </style:style>
    <style:style style:name="Table1.A1" style:family="table-cell">
      <style:table-cell-properties fo:padding="0.0417in" fo:border-left="0.0139in solid #808080" fo:border-right="none" fo:border-top="0.0139in solid #808080" fo:border-bottom="0.0139in solid #808080"/>
    </style:style>
    <style:style style:name="Table1.B1" style:family="table-cell">
      <style:table-cell-properties fo:padding="0.0417in" fo:border="0.0139in solid #808080"/>
    </style:style>
    <style:style style:name="Table1.A2" style:family="table-cell">
      <style:table-cell-properties fo:padding="0.0417in" fo:border-left="0.0139in solid #808080" fo:border-right="none" fo:border-top="none" fo:border-bottom="0.0139in solid #808080"/>
    </style:style>
    <style:style style:name="Table1.B2" style:family="table-cell">
      <style:table-cell-properties fo:padding="0.0417in" fo:border-left="0.0139in solid #808080" fo:border-right="0.0139in solid #808080" fo:border-top="none" fo:border-bottom="0.0139in solid #808080"/>
    </style:style>
    <style:style style:name="Table2" style:family="table">
      <style:table-properties style:width="6.2625in" fo:margin-left="0.0104in" fo:margin-right="0.6465in" table:align="margins" style:may-break-between-rows="false"/>
    </style:style>
    <style:style style:name="Table2.A" style:family="table-column">
      <style:table-column-properties style:column-width="0.7632in" style:rel-column-width="7989*"/>
    </style:style>
    <style:style style:name="Table2.B" style:family="table-column">
      <style:table-column-properties style:column-width="5.4993in" style:rel-column-width="57546*"/>
    </style:style>
    <style:style style:name="Table2.A1" style:family="table-cell">
      <style:table-cell-properties fo:padding="0.0417in" fo:border-left="0.0139in solid #808080" fo:border-right="none" fo:border-top="0.0139in solid #808080" fo:border-bottom="0.0139in solid #808080"/>
    </style:style>
    <style:style style:name="Table2.B1" style:family="table-cell">
      <style:table-cell-properties fo:padding="0.0417in" fo:border="0.0139in solid #808080"/>
    </style:style>
    <style:style style:name="Table2.A2" style:family="table-cell">
      <style:table-cell-properties fo:padding="0.0417in" fo:border-left="0.0139in solid #808080" fo:border-right="none" fo:border-top="none" fo:border-bottom="0.0139in solid #808080"/>
    </style:style>
    <style:style style:name="Table2.B2" style:family="table-cell">
      <style:table-cell-properties fo:padding="0.0417in" fo:border-left="0.0139in solid #808080" fo:border-right="0.0139in solid #808080" fo:border-top="none" fo:border-bottom="0.0139in solid #808080"/>
    </style:style>
    <style:style style:name="P1" style:family="paragraph" style:parent-style-name="Heading_20_1" style:master-page-name="HTML"/>
    <style:style style:name="P2" style:family="paragraph" style:parent-style-name="Text_20_body">
      <style:paragraph-properties fo:margin-top="0in" fo:margin-bottom="0in"/>
    </style:style>
    <style:style style:name="P3" style:family="paragraph" style:parent-style-name="Heading_20_1">
      <style:paragraph-properties fo:break-before="page"/>
    </style:style>
    <style:style style:name="P4" style:family="paragraph" style:parent-style-name="Text_20_body">
      <style:paragraph-properties fo:margin-left="0.1in" fo:margin-right="0.1in" fo:margin-top="0in" fo:margin-bottom="0in" fo:text-indent="0in" style:auto-text-indent="false" fo:background-color="#e6e6ff" fo:padding="0.0201in" fo:border="0.0008in solid #000000">
        <style:background-image/>
      </style:paragraph-properties>
      <style:text-properties style:font-name="Courier 10 Pitch" fo:font-size="10pt"/>
    </style:style>
    <style:style style:name="P5" style:family="paragraph" style:parent-style-name="Text_20_body" style:list-style-name="L2">
      <style:paragraph-properties fo:margin-top="0in" fo:margin-bottom="0in"/>
    </style:style>
    <style:style style:name="P6" style:family="paragraph" style:parent-style-name="Text_20_body" style:list-style-name="L2">
      <style:paragraph-properties fo:margin-top="0in" fo:margin-bottom="0in"/>
      <style:text-properties fo:font-variant="normal" fo:text-transform="none" fo:font-style="normal"/>
    </style:style>
    <style:style style:name="P7" style:family="paragraph" style:parent-style-name="Text_20_body">
      <style:paragraph-properties fo:margin-left="0.1in" fo:margin-right="0.1in" fo:margin-top="0in" fo:margin-bottom="0in" fo:text-indent="0in" style:auto-text-indent="false" fo:background-color="#e6e6ff" fo:padding="0.0201in" fo:border="0.0008in solid #000000">
        <style:background-image/>
      </style:paragraph-properties>
    </style:style>
    <style:style style:name="P8" style:family="paragraph" style:parent-style-name="Text_20_body">
      <style:paragraph-properties fo:margin-top="0in" fo:margin-bottom="0in"/>
      <style:text-properties fo:font-variant="normal" fo:text-transform="none" fo:font-style="normal"/>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margin-left="0.1in" fo:margin-right="0.1in" fo:text-indent="0in" style:auto-text-indent="false" fo:background-color="#e6e6ff" fo:padding="0.0201in" fo:border="0.0008in solid #000000">
        <style:background-image/>
      </style:paragraph-properties>
      <style:text-properties style:font-name="Courier 10 Pitch" fo:font-size="10pt"/>
    </style:style>
    <style:style style:name="P11" style:family="paragraph" style:parent-style-name="Text_20_body">
      <style:text-properties fo:font-variant="normal" fo:text-transform="none" fo:font-style="normal"/>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style style:name="P14" style:family="paragraph" style:parent-style-name="Text_20_body" style:list-style-name="L5"/>
    <style:style style:name="P15" style:family="paragraph" style:parent-style-name="Heading_20_3">
      <style:paragraph-properties fo:break-before="page"/>
    </style:style>
    <style:style style:name="P16" style:family="paragraph" style:parent-style-name="Heading_20_2">
      <style:paragraph-properties fo:break-before="page"/>
    </style:style>
    <style:style style:name="P17" style:family="paragraph" style:parent-style-name="Text_20_body">
      <style:paragraph-properties fo:margin-left="0.1in" fo:margin-right="0.1in" fo:margin-top="0in" fo:margin-bottom="0in" fo:text-indent="0in" style:auto-text-indent="false" fo:background-color="#e6e6ff" fo:padding="0.0201in" fo:border="0.0008in solid #000000">
        <style:background-image/>
      </style:paragraph-properties>
      <style:text-properties style:font-name="Courier 10 Pitch" fo:font-size="8pt"/>
    </style:style>
    <style:style style:name="T1" style:family="text">
      <style:text-properties fo:font-style="italic"/>
    </style:style>
    <style:style style:name="T2" style:family="text">
      <style:text-properties fo:font-weight="bold"/>
    </style:style>
    <style:style style:name="T3" style:family="text">
      <style:text-properties style:font-name="Courier 10 Pitch" fo:font-size="8pt"/>
    </style:style>
    <style:style style:name="T4" style:family="text">
      <style:text-properties style:font-name="Courier 10 Pitch" fo:font-size="10pt"/>
    </style:style>
    <style:style style:name="T5" style:family="text">
      <style:text-properties style:font-name="moz-fixed" fo:font-size="8pt"/>
    </style:style>
    <style:style style:name="T6" style:family="text">
      <style:text-properties style:font-name="moz-fixed" fo:font-size="8pt"/>
    </style:style>
    <style:style style:name="T7" style:family="text">
      <style:text-properties style:font-name="moz-fixed" fo:font-size="10pt"/>
    </style:style>
    <style:style style:name="fr1" style:family="graphic" style:parent-style-name="Graphics">
      <style:graphic-properties style:run-through="foreground" style:wrap="none" style:vertical-pos="top" style:vertical-rel="paragraph-content" style:horizontal-pos="left"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content"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1">
        <text:list-item>
          <text:h text:style-name="P1" text:outline-level="1">Was ist check_multi?</text:h>
        </text:list-item>
      </text:list>
      <text:p text:style-name="P2">check_multi ist ein Wrapper-Plugin für Nagios, das andere Plugins aufruft. Die Ergebniszeilen dieser Plugins werden zusammengefasst, und der Returncode mit der groessten Severity ist auch der Returncode des Wrapper-Plugins.</text:p>
      <text:p text:style-name="P2">Oder allgemeiner formuliert: Ein sogenannter Parent-Check ruft beliebig viele Child-Checks auf und gibt ihren Returncode sowie Output an den Nagios-Server weiter.</text:p>
      <text:list text:style-name="L1" text:continue-numbering="true">
        <text:list-item>
          <text:h text:style-name="Heading_20_1" text:outline-level="1">Hintergrund</text:h>
        </text:list-item>
      </text:list>
      <text:p text:style-name="P2">Nagios 3 kann nicht nur eine, sondern mehrere Zeilen Plugin-Output verarbeiten. Damit ist es moeglich, die Ergebnisse von vielen Service-Checks zu sammeln und in einem gemeinsamen Service zu verarbeiten. </text:p>
      <text:p text:style-name="P2"/>
      <text:p text:style-name="P2">Dies hat Vorteile auf der Performanceseite, so lassen sich mit einem einzelnen Nagios-Server problemlos 20000 Checks auf 500 Hosts auswerten. </text:p>
      <text:p text:style-name="P2"/>
      <text:p text:style-name="P2">Ausserdem kann so eine Trennung der Nagios-Konfiguration in einen Kern-Bereich und einen Service-Bereich umgesetzt werden. Damit koennen einzelne Administratoren-Gruppen fuer ihre Konfigurationen selber verantwortlich sein, waehrend der Betrieb des Nagios-Servers selber in der Verantwortung der Nagios-Spezialisten liegt.</text:p>
      <text:list text:style-name="L1" text:continue-numbering="true">
        <text:list-item>
          <text:h text:style-name="P3" text:outline-level="1">Funktionsweise</text:h>
        </text:list-item>
      </text:list>
      <text:p text:style-name="Text_20_body"/>
      <table:table table:name="Table3" table:style-name="Table3">
        <table:table-column table:style-name="Table3.A"/>
        <table:table-column table:style-name="Table3.B"/>
        <table:table-column table:style-name="Table3.C"/>
        <table:table-row>
          <table:table-cell table:style-name="Table3.A1" office:value-type="string">
            <text:p text:style-name="Table_20_Contents">1.</text:p>
          </table:table-cell>
          <table:table-cell table:style-name="Table3.B1" table:number-columns-spanned="2" office:value-type="string">
            <text:p text:style-name="Table_20_Contents">Parent-Plugin startet und liest CMD-File.</text:p>
          </table:table-cell>
          <table:covered-table-cell/>
        </table:table-row>
        <table:table-row>
          <table:table-cell table:style-name="Table3.A2" office:value-type="string">
            <text:p text:style-name="Table_20_Contents">2.</text:p>
          </table:table-cell>
          <table:table-cell table:style-name="Table3.B2" table:number-columns-spanned="2" office:value-type="string">
            <text:p text:style-name="Table_20_Contents">Globaler Timeout-Zaehler wird gestartet</text:p>
          </table:table-cell>
          <table:covered-table-cell/>
        </table:table-row>
        <table:table-row>
          <table:table-cell table:style-name="Table3.A2" office:value-type="string">
            <text:p text:style-name="Table_20_Contents">3.</text:p>
          </table:table-cell>
          <table:table-cell table:style-name="Table3.B2" table:number-columns-spanned="2" office:value-type="string">
            <text:p text:style-name="Table_20_Contents">Child-Plugins werden in der Reihenfolge des CMD-File ausgefuehrt,</text:p>
            <text:p text:style-name="Table_20_Contents">Returncodes und Outputs werden gespeichert</text:p>
          </table:table-cell>
          <table:covered-table-cell/>
        </table:table-row>
        <table:table-row>
          <table:table-cell table:style-name="Table3.A2" office:value-type="string">
            <text:p text:style-name="Table_20_Contents"/>
          </table:table-cell>
          <table:table-cell table:style-name="Table3.A2" office:value-type="string">
            <text:p text:style-name="Table_20_Contents">3a</text:p>
          </table:table-cell>
          <table:table-cell table:style-name="Table3.B2" office:value-type="string">
            <text:p text:style-name="Table_20_Contents">Plugin timed out -&gt; Plugin-Status UNKNOWN</text:p>
          </table:table-cell>
        </table:table-row>
        <table:table-row>
          <table:table-cell table:style-name="Table3.A2" office:value-type="string">
            <text:p text:style-name="Table_20_Contents"/>
          </table:table-cell>
          <table:table-cell table:style-name="Table3.A2" office:value-type="string">
            <text:p text:style-name="Table_20_Contents">3b</text:p>
          </table:table-cell>
          <table:table-cell table:style-name="Table3.B2" office:value-type="string">
            <text:p text:style-name="Table_20_Contents">Plugin liefert keinen Output oder Fehler: STDERR Output wird gespeichert, Plugin-Status ist auch UNKNOWN</text:p>
          </table:table-cell>
        </table:table-row>
        <table:table-row>
          <table:table-cell table:style-name="Table3.A2" office:value-type="string">
            <text:p text:style-name="Table_20_Contents"/>
          </table:table-cell>
          <table:table-cell table:style-name="Table3.A2" office:value-type="string">
            <text:p text:style-name="Table_20_Contents">3c</text:p>
          </table:table-cell>
          <table:table-cell table:style-name="Table3.B2" office:value-type="string">
            <text:p text:style-name="Table_20_Contents">Falls ein Plugin nicht mehr innerhalb des globalen Timeouts ausgefuehrt werden kann, wird sein Status ebenfalls auf UNKNOWN gesetzt</text:p>
          </table:table-cell>
        </table:table-row>
        <table:table-row>
          <table:table-cell table:style-name="Table3.A2" office:value-type="string">
            <text:p text:style-name="Table_20_Contents">4.</text:p>
          </table:table-cell>
          <table:table-cell table:style-name="Table3.B2" table:number-columns-spanned="2" office:value-type="string">
            <text:p text:style-name="Table_20_Contents">Auswertung: die Returncodes der Plugins werden gewichtet in der Reihenfolge</text:p>
            <text:p text:style-name="Table_20_Contents">OK, UNKNOWN, WARNING, CRITICAL</text:p>
            <text:p text:style-name="Table_20_Contents">Der hoechste Returncode gewinnt und wird der Returncode des Parent-Plugin</text:p>
          </table:table-cell>
          <table:covered-table-cell/>
        </table:table-row>
        <table:table-row>
          <table:table-cell table:style-name="Table3.A2" office:value-type="string">
            <text:p text:style-name="Table_20_Contents">5. </text:p>
          </table:table-cell>
          <table:table-cell table:style-name="Table3.B2" table:number-columns-spanned="2" office:value-type="string">
            <text:p text:style-name="Table_20_Contents">Ausgabe:</text:p>
            <text:p text:style-name="Table_20_Contents">(Short) Plugin Output: <text:line-break/>1. Parent Check Tag</text:p>
            <text:p text:style-name="Table_20_Contents">2. Parent RC</text:p>
            <text:p text:style-name="Table_20_Contents">3. Zusammenfassung der Child Plugins </text:p>
            <text:p text:style-name="Table_20_Contents">(Long) Plugin Output:</text:p>
            <text:p text:style-name="Table_20_Contents">1. Nummer des Child Plugins</text:p>
            <text:p text:style-name="Table_20_Contents">2. RC des Child Plugins</text:p>
            <text:p text:style-name="Table_20_Contents">3. Output des Child Plugins</text:p>
          </table:table-cell>
          <table:covered-table-cell/>
        </table:table-row>
      </table:table>
      <text:p text:style-name="Text_20_body"/>
      <text:list text:style-name="L1" text:continue-numbering="true">
        <text:list-item>
          <text:h text:style-name="Heading_20_1" text:outline-level="1">Konfiguration</text:h>
          <text:list>
            <text:list-item>
              <text:h text:style-name="Heading_20_2" text:outline-level="2">Command-Definition</text:h>
            </text:list-item>
          </text:list>
        </text:list-item>
      </text:list>
      <text:p text:style-name="P4">define command {</text:p>
      <text:p text:style-name="P4"><text:s text:c="3"/>command_name check_multi</text:p>
      <text:p text:style-name="P4"><text:s text:c="3"/>command_line $USER1$/check_multi -f $ARG1$</text:p>
      <text:p text:style-name="P4">}</text:p>
      <text:p text:style-name="P2"/>
      <text:list text:style-name="L1" text:continue-numbering="true">
        <text:list-item>
          <text:list text:continue-numbering="true">
            <text:list-item>
              <text:h text:style-name="Heading_20_2" text:outline-level="2">Service-Definition</text:h>
            </text:list-item>
          </text:list>
        </text:list-item>
      </text:list>
      <text:p text:style-name="P4">define service {</text:p>
      <text:p text:style-name="P4"><text:s text:c="3"/>use local-service</text:p>
      <text:p text:style-name="P4"><text:s text:c="3"/>name check_multi</text:p>
      <text:p text:style-name="P4"><text:s text:c="3"/>host_name localhost</text:p>
      <text:p text:style-name="P4"><text:s text:c="3"/>service_description System_checks</text:p>
      <text:p text:style-name="P4"><text:s text:c="3"/>check_command check_multi!/usr/local/nagios/etc/multi.cmd</text:p>
      <text:p text:style-name="P4">}</text:p>
      <text:list text:style-name="L1" text:continue-numbering="true">
        <text:list-item>
          <text:list text:continue-numbering="true">
            <text:list-item>
              <text:h text:style-name="Heading_20_2" text:outline-level="2">CMD-Datei</text:h>
            </text:list-item>
          </text:list>
        </text:list-item>
      </text:list>
      <text:p text:style-name="P2">In einer an die nrpe.cfg angelehnten Konfigurationsdatei werden die einzelnen Plugin-Aufrufe definiert. </text:p>
      <text:p text:style-name="P2"/>
      <text:p text:style-name="P2">Format:</text:p>
      <text:p text:style-name="P4"># Kommentar</text:p>
      <text:p text:style-name="P4">command[ &lt;TAG&gt; ] = &lt;Plugin Aufruf&gt;</text:p>
      <text:p text:style-name="P2"/>
      <text:list text:style-name="L2">
        <text:list-item>
          <text:p text:style-name="P5">Tag: frei definierbarer Begriff, der den Check bezeichnet und im <text:span text:style-name="T1">long plugin output </text:span>auftaucht. Damit ist er sowohl im extinfo.cgi als auch in der Notification sichtbar.<text:line-break/>Hier sollte ein Text gewaehlt werden, der die eindeutige Identifikation des Checks ermoeglicht.</text:p>
        </text:list-item>
        <text:list-item>
          <text:p text:style-name="P6">Plugin Aufruf: Hier wird die Kommandozeile des Plugin-Aufrufs direkt uebernommen. Parameter-Spezifikationen a la $ARG1$ sind <text:span text:style-name="T2">nicht </text:span>moeglich.</text:p>
        </text:list-item>
        <text:list-item>
          <text:p text:style-name="P6">Kommentare beginnen mit einem '#'</text:p>
        </text:list-item>
        <text:list-item>
          <text:p text:style-name="P6">Leerzeilen koennen zur uebersichtlichen Darstellung beliebig haeufig eingefuegt werden.</text:p>
        </text:list-item>
      </text:list>
      <text:p text:style-name="P2"/>
      <text:p text:style-name="P2">Beispiel:</text:p>
      <text:p text:style-name="P4"># multi.cmd</text:p>
      <text:p text:style-name="P7"/>
      <text:p text:style-name="P4">command[ system_load ] <text:s text:c="4"/>= check_load -w 5,4,3 -c 10,8,6</text:p>
      <text:p text:style-name="P4">command[ system_rootdisk ] = check_disk -w 5% -c 2% -p /</text:p>
      <text:p text:style-name="P4">command[ system_swap ] <text:s text:c="4"/>= check_swap -w 90 -c 80</text:p>
      <text:p text:style-name="P4">command[ system_syslog ] <text:s text:c="2"/>= check_file_age -f /var/log/messages -c 86400 -C 0</text:p>
      <text:p text:style-name="P7"/>
      <text:p text:style-name="P2"/>
      <text:list text:style-name="L1" text:continue-numbering="true">
        <text:list-item>
          <text:list text:continue-numbering="true">
            <text:list-item>
              <text:h text:style-name="Heading_20_2" text:outline-level="2">Plugin Aufruf</text:h>
            </text:list-item>
          </text:list>
        </text:list-item>
      </text:list>
      <text:p text:style-name="P4">check_multi -f &lt;config file&gt; [-l libexec_path] [-n name] [-t timeout] [-o overall] [-p] [-v level]</text:p>
      <text:p text:style-name="P4">check_multi [-h | --help]</text:p>
      <text:p text:style-name="P4">check_multi [-V | --version]</text:p>
      <text:p text:style-name="P7"/>
      <text:p text:style-name="P4">Options:</text:p>
      <text:p text:style-name="P4">-f, --filename</text:p>
      <text:p text:style-name="P4">config file which contains commands to be executed</text:p>
      <text:p text:style-name="P4">(file format follows nrpe style)</text:p>
      <text:p text:style-name="P4">-l, --libexec</text:p>
      <text:p text:style-name="P4">path to plugins, default: /usr/local/nagios/libexec</text:p>
      <text:p text:style-name="P4">-n, --name</text:p>
      <text:p text:style-name="P4">plugin name (shown in output), default: MULTI</text:p>
      <text:p text:style-name="P4">-t, --timeout</text:p>
      <text:p text:style-name="P4">timeout for one command, default: 10</text:p>
      <text:p text:style-name="P4">-o, --overall</text:p>
      <text:p text:style-name="P4">timeout for all commands, default: 60</text:p>
      <text:p text:style-name="P4">-v, --verbose [&lt;level&gt;]</text:p>
      <text:p text:style-name="P4">specify level of details in output (level is binary coded)</text:p>
      <text:p text:style-name="P4">default: 1</text:p>
      <text:p text:style-name="P4">1: show STATE in front of each line of plugin output</text:p>
      <text:p text:style-name="P4">"[16] OK system_ssh - SSH OK - OpenSSH_4.4 (protocol 1.99)"</text:p>
      <text:p text:style-name="P4">2: mention service names in plugin_output, e.g. </text:p>
      <text:p text:style-name="P4">"24 plugins checked, 1 critical (http), 0 warning, 0 unknown, 23 ok"</text:p>
      <text:p text:style-name="P4">-p, --performance</text:p>
      <text:p text:style-name="P4">gather performance data, default: no</text:p>
      <text:p text:style-name="P4">-h, --help</text:p>
      <text:p text:style-name="P4">print detailed help screen</text:p>
      <text:p text:style-name="P4">-V, --version</text:p>
      <text:p text:style-name="P4">print version information</text:p>
      <text:list text:style-name="L1" text:continue-numbering="true">
        <text:list-item>
          <text:list text:continue-numbering="true">
            <text:list-item>
              <text:h text:style-name="Heading_20_2" text:outline-level="2">Parameter</text:h>
              <text:list>
                <text:list-item>
                  <text:h text:style-name="Heading_20_3" text:outline-level="3">Filename</text:h>
                </text:list-item>
              </text:list>
            </text:list-item>
          </text:list>
        </text:list-item>
      </text:list>
      <text:p text:style-name="Text_20_body">Filename bezeichnet den Namen/Pfad der Konfigurationsdatei fuer die Plugin-Aufrufe. Hier ist ein relativer oder absoluter Pfad moeglich, wobei dem absoluten Pfad immer der Vorzug gegeben werden sollte. Wenn die Datei nicht gefunden wird, bricht das Plugin mit einem Fehler ab.</text:p>
      <text:p text:style-name="P8">Aufrufsyntax:</text:p>
      <text:p text:style-name="P4">-f, --filename</text:p>
      <text:p text:style-name="P4">config file which contains commands to be executed</text:p>
      <text:p text:style-name="P4">(file format follows nrpe style)</text:p>
      <text:list text:style-name="L1" text:continue-numbering="true">
        <text:list-item>
          <text:list text:continue-numbering="true">
            <text:list-item>
              <text:list text:continue-numbering="true">
                <text:list-item>
                  <text:h text:style-name="Heading_20_3" text:outline-level="3">Libexec Pfad</text:h>
                </text:list-item>
              </text:list>
            </text:list-item>
          </text:list>
        </text:list-item>
      </text:list>
      <text:p text:style-name="Text_20_body">Libexec bezeichnet das Directory, in dem sich die Plugins befinden. Damit ist es moeglich, in der CMD-Datei die Plugin-Aufrufe ohne Pfad zu spezifizieren.</text:p>
      <text:p text:style-name="P8">Aufrufsyntax:</text:p>
      <text:p text:style-name="P4">-l, --libexec</text:p>
      <text:p text:style-name="P4">path to plugins, default: /usr/local/nagios/libexec</text:p>
      <text:list text:style-name="L1" text:continue-numbering="true">
        <text:list-item>
          <text:list text:continue-numbering="true">
            <text:list-item>
              <text:list text:continue-numbering="true">
                <text:list-item>
                  <text:h text:style-name="Heading_20_3" text:outline-level="3">Name</text:h>
                </text:list-item>
              </text:list>
            </text:list-item>
          </text:list>
        </text:list-item>
      </text:list>
      <text:p text:style-name="Text_20_body">Hier kann eine Art Tag fuer den Check selber spezifiziert werden. Er taucht im Plugin Output auf un kann zum Beispiel dazu verwendet werden, Plugins fuer verschiedene Abteilungen zu unterscheiden.</text:p>
      <text:p text:style-name="P4"><text:span text:style-name="T1">SAP </text:span>CRITICAL - 32 plugins checked, 1 critical (test_sleep), 1 warning (nagios_system), 0 unknown, 30 ok</text:p>
      <text:p text:style-name="P2"/>
      <text:p text:style-name="P2">Default ist MULTI.</text:p>
      <text:p text:style-name="P2"/>
      <text:p text:style-name="P8">Aufrufsyntax:</text:p>
      <text:p text:style-name="P4">-n, --name</text:p>
      <text:p text:style-name="P4">plugin name (shown in output), default: MULTI</text:p>
      <text:list text:style-name="L1" text:continue-numbering="true">
        <text:list-item>
          <text:list text:continue-numbering="true">
            <text:list-item>
              <text:list text:continue-numbering="true">
                <text:list-item>
                  <text:h text:style-name="Heading_20_3" text:outline-level="3">Timeout</text:h>
                </text:list-item>
              </text:list>
            </text:list-item>
          </text:list>
        </text:list-item>
      </text:list>
      <text:p text:style-name="Text_20_body">Hier ist zu unterscheiden zwischen einem globalen Timeout fuer das Parent-Plugin (vgl. --overall) und dem Timeout fuer die Child-Plugins (--timeout). Default ist wie ueblich 10 Sekunden.</text:p>
      <text:p text:style-name="P8">Aufrufsyntax:</text:p>
      <text:p text:style-name="P4">-t, --timeout</text:p>
      <text:p text:style-name="P4">timeout for one command, default: 10</text:p>
      <text:list text:style-name="L1" text:continue-numbering="true">
        <text:list-item>
          <text:list text:continue-numbering="true">
            <text:list-item>
              <text:list text:continue-numbering="true">
                <text:list-item>
                  <text:h text:style-name="Heading_20_3" text:outline-level="3">Overall Timeout</text:h>
                </text:list-item>
              </text:list>
            </text:list-item>
          </text:list>
        </text:list-item>
      </text:list>
      <text:p text:style-name="Text_20_body">Im Unterschied zum Timeout fuer das Child-Plugin (vgl. 3.5.4) spezifiziert das Overall Timeout die gesamte Ausfuehrungszeit aller Child-Plugins. Default ist 60 Sekunden.</text:p>
      <text:p text:style-name="Text_20_body">Achtung: wenn fuer die Ausfuehrung eines Child-Plugins weniger Zeit ist als im Child-Timeout angegeben, verweigert das Parent-Plugin die Ausfuehrung schon von vornherein und setzt den Status 'UNKNOWN'. Nur so ist sicherzustellen, dass die Gesamt-Ausfuehrungszeit das Overall Timeout nicht ueberschreitet.</text:p>
      <text:p text:style-name="Text_20_body">Beispiel: Hier werden drei Child-Checks mit einem Child Timeout von 2 Sekunden definiert. Das Overall Timeout betraegt auch 2 Sekunden. Jeder Child Check benoetigt 1 Sekunde. Da nach dem ersten Check nur noch 1 Sekunde bis zum Overall Timeout uebrig ist, und diese Zeit kuerzer ist als das Child Timeout von 2 Sekunden, bricht das Parent Plugin die Ausfuehrung ab und setzt den Status 'Unknown'.</text:p>
      <text:p text:style-name="P4">thinkpad$ ./check_multi -f check_multi.cmd --timeout 2 --overall 2</text:p>
      <text:p text:style-name="P4">MULTI OK - 3 plugins checked, 0 critical, 0 warning, 2 unknown (test_sleep,test_sleep), 1 ok</text:p>
      <text:p text:style-name="P4">[ 1] OK test_sleep - SLEEP - OK: woken up after 1 seconds</text:p>
      <text:p text:style-name="P4">[ 2] UNKNOWN test_sleep - UNKNOWN - execution cancelled after global timeout (2s)</text:p>
      <text:p text:style-name="P4">[ 3] UNKNOWN test_sleep - UNKNOWN - execution cancelled after global timeout (2s)</text:p>
      <text:list text:style-name="L1" text:continue-numbering="true">
        <text:list-item>
          <text:list text:continue-numbering="true">
            <text:list-item>
              <text:list text:continue-numbering="true">
                <text:list-item>
                  <text:h text:style-name="Heading_20_3" text:outline-level="3">Verbosity</text:h>
                </text:list-item>
              </text:list>
            </text:list-item>
          </text:list>
        </text:list-item>
      </text:list>
      <text:p text:style-name="Text_20_body">Ueber den Verbosity Schalter -v kann die Ausgabe des Plugins gesteuert werden. </text:p>
      <text:p text:style-name="Text_20_body">Der optionale Parameter &lt;level&gt; ist binaer kodiert, default ist hier 1.</text:p>
      <text:p text:style-name="Text_20_body">Bisher implementierte Elemente:</text:p>
      <table:table table:name="Table1" table:style-name="Table1">
        <table:table-column table:style-name="Table1.A"/>
        <table:table-column table:style-name="Table1.B"/>
        <table:table-row>
          <table:table-cell table:style-name="Table1.A1" office:value-type="string">
            <text:p text:style-name="P9">Binaercode</text:p>
          </table:table-cell>
          <table:table-cell table:style-name="Table1.B1" office:value-type="string">
            <text:p text:style-name="Table_20_Contents">1</text:p>
          </table:table-cell>
        </table:table-row>
        <table:table-row>
          <table:table-cell table:style-name="Table1.A2" office:value-type="string">
            <text:p text:style-name="Table_20_Contents">Beschreibung</text:p>
          </table:table-cell>
          <table:table-cell table:style-name="Table1.B2" office:value-type="string">
            <text:p text:style-name="Table_20_Contents">gibt zu Beginn des <text:span text:style-name="T1">long plugin output </text:span>den Status des Child Plugins an<text:line-break/>Manche Plugins versaeumen, in ihrem output den Status nochmal auszugeben. Ausserdem erhoeht dieses Feature die Uebersichtlichkeit bei vielen Child-Plugins in der extinfo.cgi oder in der Notification Mail.</text:p>
          </table:table-cell>
        </table:table-row>
        <table:table-row>
          <table:table-cell table:style-name="Table1.A2" office:value-type="string">
            <text:p text:style-name="Table_20_Contents">Beispiel</text:p>
          </table:table-cell>
          <table:table-cell table:style-name="Table1.B2" office:value-type="string">
            <text:p text:style-name="P10">[16] OK system_ssh - SSH OK - OpenSSH_4.4 (protocol 1.99)</text:p>
          </table:table-cell>
        </table:table-row>
      </table:table>
      <text:p text:style-name="Text_20_body"/>
      <table:table table:name="Table2" table:style-name="Table2">
        <table:table-column table:style-name="Table2.A"/>
        <table:table-column table:style-name="Table2.B"/>
        <table:table-row>
          <table:table-cell table:style-name="Table2.A1" office:value-type="string">
            <text:p text:style-name="Table_20_Contents">Binaercode</text:p>
          </table:table-cell>
          <table:table-cell table:style-name="Table2.B1" office:value-type="string">
            <text:p text:style-name="Table_20_Contents">2</text:p>
          </table:table-cell>
        </table:table-row>
        <table:table-row>
          <table:table-cell table:style-name="Table2.A2" office:value-type="string">
            <text:p text:style-name="Table_20_Contents">Beschreibung</text:p>
          </table:table-cell>
          <table:table-cell table:style-name="Table2.B2" office:value-type="string">
            <text:p text:style-name="Table_20_Contents">Im <text:span text:style-name="T1">plugin output </text:span>wird nicht nur eine Summary der Child Stati gegeben, sondern auch noch eine Liste der Child Plugins angegeben, die den jeweiligen Status erfuellen. Dies gilt jedoch nur fuer die Stati UNKNOWN, WARNING und CRITICAL.</text:p>
          </table:table-cell>
        </table:table-row>
        <table:table-row>
          <table:table-cell table:style-name="Table2.A2" office:value-type="string">
            <text:p text:style-name="Table_20_Contents">Beispiel</text:p>
          </table:table-cell>
          <table:table-cell table:style-name="Table2.B2" office:value-type="string">
            <text:p text:style-name="P10">24 plugins checked, 1 critical (apache), 1 warning (system_load), 0 unknown, 22 ok</text:p>
          </table:table-cell>
        </table:table-row>
      </table:table>
      <text:p text:style-name="Text_20_body"/>
      <text:p text:style-name="P11">Aufrufsyntax:</text:p>
      <text:p text:style-name="P4">-v, --verbose [&lt;level&gt;]</text:p>
      <text:p text:style-name="P4">specify level of details in output (level is binary coded)</text:p>
      <text:p text:style-name="P4">default: 1</text:p>
      <text:p text:style-name="P4">1: show STATE in front of each line of plugin output</text:p>
      <text:p text:style-name="P4">"[16] OK system_ssh - SSH OK - OpenSSH_4.4 (protocol 1.99)"</text:p>
      <text:p text:style-name="P4">2: mention service names in plugin_output, e.g. </text:p>
      <text:p text:style-name="P4">"24 plugins checked, 1 critical (http), 0 warning, 0 unknown, 23 ok"</text:p>
      <text:list text:style-name="L1" text:continue-numbering="true">
        <text:list-item>
          <text:h text:style-name="P3" text:outline-level="1">Diskussion</text:h>
          <text:list>
            <text:list-item>
              <text:h text:style-name="Heading_20_2" text:outline-level="2">Vorteile</text:h>
              <text:list>
                <text:list-item>
                  <text:h text:style-name="Heading_20_3" text:outline-level="3">Performance und Kosteneinsparung</text:h>
                </text:list-item>
              </text:list>
            </text:list-item>
          </text:list>
        </text:list-item>
      </text:list>
      <text:p text:style-name="P2">Der kombinierte Aufruf vieler Plugins auf dem zu monitorenden Host verlagert einen Gutteil der Arbeit vom Nagios-Server auf den Client. Damit kann der Nagios-Server viel mehr Clients monitoren als in der klassischen Variante. 500 Clients mit jeweils 40 Checks wuerden normalerweise eine Infrastruktur von mindestens 6 - 10 Servern bedeuten, kann jetzt aber problemlos auf einem Server betrieben werden. Das spart Kosten und Administrationsaufwand.</text:p>
      <text:list text:style-name="L1" text:continue-numbering="true">
        <text:list-item>
          <text:list text:continue-numbering="true">
            <text:list-item>
              <text:list text:continue-numbering="true">
                <text:list-item>
                  <text:h text:style-name="Heading_20_3" text:outline-level="3">Verteiltes Monitoring kann wegfallen</text:h>
                </text:list-item>
              </text:list>
            </text:list-item>
          </text:list>
        </text:list-item>
      </text:list>
      <text:p text:style-name="P2">Verteiltes Monitoring bedeutet immer zusaetzlichen Aufwand fuer die Verteilung der Hosts auf die Satelliten. Ausserdem ist die Infrastruktur durch die NSCA-Kommunikation zusaetzlich kompliziert und es entstehen neue Fehlerquellen. Durch die viel geringere Zahl an Service-Checks kann in den meisten Umgebungen mit einem einzelnen Nagios-Server gearbeitet werden. <text:line-break/>Die Implementierung von HA bzw. redundantem Monitoring bleibt davon unberuehrt.</text:p>
      <text:list text:style-name="L1" text:continue-numbering="true">
        <text:list-item>
          <text:list text:continue-numbering="true">
            <text:list-item>
              <text:list text:continue-numbering="true">
                <text:list-item>
                  <text:h text:style-name="Heading_20_3" text:outline-level="3">Die Konfiguration des Plugins mit seinen Unterchecks kann getrennt vom Nagios-Server erfolgen.<text:line-break/></text:h>
                </text:list-item>
              </text:list>
            </text:list-item>
          </text:list>
        </text:list-item>
      </text:list>
      <text:p text:style-name="P2">Dadurch erhaelt man zwei Vorteile:</text:p>
      <text:list text:style-name="L3">
        <text:list-item>
          <text:p text:style-name="P12">Organisatorische Trennung moeglich: Verschiedene Administratoren-gruppen koennen dezentral ihr Server-/Applikationsmonitoring selber organisieren und konfigurieren. Fuer Aenderungen ist kein Nagios-Neustart mehr erforderlich.</text:p>
        </text:list-item>
        <text:list-item>
          <text:p text:style-name="P12">Die komplizierte Konfiguration des Nagios-Servers kann in der Hand von Spezialisten bleiben, waehrend die einfache Konfiguration des Multi-Plugins vom einzelnen Administrator auf dem Client unabhaengig getestet und implementiert werden kann.</text:p>
        </text:list-item>
      </text:list>
      <text:p text:style-name="P2"/>
      <text:list text:style-name="L1" text:continue-numbering="true">
        <text:list-item>
          <text:list text:continue-numbering="true">
            <text:list-item>
              <text:list text:continue-numbering="true">
                <text:list-item>
                  <text:h text:style-name="Heading_20_3" text:outline-level="3">Mischbetrieb moeglich </text:h>
                </text:list-item>
              </text:list>
            </text:list-item>
          </text:list>
        </text:list-item>
      </text:list>
      <text:p text:style-name="P2">Natuerlich sind klassische Checks weiterhin moeglich, so dass Konstellationen, die mit der neuen Multi-Mimik nicht implementiert werden koennen, nach wie vor implementiert werden koennen.</text:p>
      <text:list text:style-name="L1" text:continue-numbering="true">
        <text:list-item>
          <text:list text:continue-numbering="true">
            <text:list-item>
              <text:list text:continue-numbering="true">
                <text:list-item>
                  <text:h text:style-name="Heading_20_3" text:outline-level="3">Alle Informationen auf einen Blick</text:h>
                </text:list-item>
              </text:list>
            </text:list-item>
          </text:list>
        </text:list-item>
      </text:list>
      <text:p text:style-name="Text_20_body">Langjaehrige Erfahrung im Monitoring-Betrieb zeigt, dass der Fall eher selten ist, dass auf einem Host sachlich voneinander unabhaengige Probleme auftreten. Wahrscheinlicher ist eine Verkettung von Ursachen und Wirkungen, die aber auf den ersten Blick oft nicht so leicht zu erkennen ist. </text:p>
      <text:p text:style-name="Text_20_body">Das Konzept des Parent-Checks und seiner Child-Checks bietet nun die Moeglichkeit in der Notification, ohne weiteren Aufwand einen Ueberblick ueber sonstige Parameter des jeweiligen Hosts zu erhalten und auf diese Weise vielleicht schon ohne weitere Recherche die moegliche Ursache des Problems ermitteln zu koennen.</text:p>
      <text:p text:style-name="Text_20_body">Beispiel:</text:p>
      <text:list text:style-name="L4">
        <text:list-item>
          <text:p text:style-name="P13">Root-Platte vollgelaufen</text:p>
        </text:list-item>
        <text:list-item>
          <text:p text:style-name="P13">dadurch Applikationsfehler aufgetreten</text:p>
        </text:list-item>
      </text:list>
      <text:list text:style-name="L1" text:continue-numbering="true">
        <text:list-item>
          <text:list text:continue-numbering="true">
            <text:list-item>
              <text:h text:style-name="Heading_20_2" text:outline-level="2">4.2 Nachteile</text:h>
              <text:list>
                <text:list-item>
                  <text:h text:style-name="Heading_20_3" text:outline-level="3">4.2.1Nur eine Konfiguration fuer die Child-Checks </text:h>
                </text:list-item>
              </text:list>
            </text:list-item>
          </text:list>
        </text:list-item>
      </text:list>
      <text:p text:style-name="Text_20_body">Alle Child-Checks sind nur mit einer globalen Konfiguration versehen. Das heisst, dass keine Differenzierung moeglich bei der Spezifikation von Parametern wie check_interval, retry_interval, contacts, notification etc. Wenn eine solche Differenzierung erforderlich ist, so muss ein zusaetzlicher Check konfiguriert werden.</text:p>
      <text:list text:style-name="L1" text:continue-numbering="true">
        <text:list-item>
          <text:list text:continue-numbering="true">
            <text:list-item>
              <text:list text:continue-numbering="true">
                <text:list-item>
                  <text:h text:style-name="Heading_20_3" text:outline-level="3">4.2.2Erhoehter Konfigurationsaufwand</text:h>
                </text:list-item>
              </text:list>
            </text:list-item>
          </text:list>
        </text:list-item>
      </text:list>
      <text:p text:style-name="Text_20_body">An zwei Stellen ist gegenueber der klassischen Konfiguration erhoehter Aufwand noetig:</text:p>
      <text:list text:style-name="L5">
        <text:list-item>
          <text:p text:style-name="P14">CMD-Datei muss entweder individuell konfiguriert und/oder distribuiert werden</text:p>
        </text:list-item>
        <text:list-item>
          <text:p text:style-name="P14">Die Notification erfordert aus Gruenden der Uebersichtlichkeit ein angepasstes Script. Ein Beispiel dafuer findet sich im Anhang.</text:p>
        </text:list-item>
      </text:list>
      <text:p text:style-name="Text_20_body">Diesem erhoehten Aufwand steht eine moegliche Verbesserung durch eine Trennung von Nagios-Konfiguration und Plugin-Konfiguration gegenueber (vgl. 4.1.1.2)</text:p>
      <text:list text:style-name="L1" text:continue-numbering="true">
        <text:list-item>
          <text:list text:continue-numbering="true">
            <text:list-item>
              <text:list text:continue-numbering="true">
                <text:list-item>
                  <text:h text:style-name="Heading_20_3" text:outline-level="3">4.2.3Performance-Daten nicht verfuegbar</text:h>
                </text:list-item>
              </text:list>
            </text:list-item>
          </text:list>
        </text:list-item>
      </text:list>
      <text:p text:style-name="Text_20_body">Zum gegenwaertigen Zeitpunkt ist noch keine korrekte Implementierung verfuegbar, fuer die einzelnen Child-Checks Performance-Daten zur Verfuegung zu stellen. Selbst wenn dieses in einem zukuenftigen Release einmal realisiert werden sollte, so stellt sich die Frage, ob es sinnvoll ist, Performance-Daten aus derart unterschiedlichen Bereichen zu verknuepfen. </text:p>
      <text:p text:style-name="Text_20_body">Ausserdem muesste noch ein speziell angepasstes Script zur Verarbeitung der Performance-Daten erstellt werden.</text:p>
      <text:p text:style-name="Text_20_body">Abhilfe: fuer die Checks, die Performance-Daten liefern sollen, klassische Service-Checks aufsetzen.</text:p>
      <text:p text:style-name="Text_20_body"/>
      <text:list text:style-name="L1" text:continue-numbering="true">
        <text:list-item>
          <text:h text:style-name="P3" text:outline-level="1">5 Anhang</text:h>
        </text:list-item>
        <text:list-item>
          <text:h text:style-name="Heading_20_1" text:outline-level="1">5.1 Screenshots</text:h>
        </text:list-item>
        <text:list-item>
          <text:h text:style-name="Heading_20_1" text:outline-level="1">5.1.1Status with normal plugin output:</text:h>
          <text:list>
            <text:list-item>
              <text:list>
                <text:list-item>
                  <text:h text:style-name="Heading_20_3" text:outline-level="3"><draw:frame draw:style-name="fr1" draw:name="graphics1" text:anchor-type="paragraph" svg:width="6.85in" style:rel-width="99%" svg:height="2.8256in" style:rel-height="30%" draw:z-index="0"><draw:image xlink:href="../check_multi_host_details.png" xlink:type="simple" xlink:show="embed" xlink:actuate="onLoad"/></draw:frame></text:h>
                </text:list-item>
                <text:list-item>
                  <text:h text:style-name="Heading_20_3" text:outline-level="3"/>
                </text:list-item>
                <text:list-item>
                  <text:h text:style-name="P15" text:outline-level="3">5.1.2Extended info with long plugin output</text:h>
                </text:list-item>
              </text:list>
            </text:list-item>
          </text:list>
        </text:list-item>
      </text:list>
      <text:p text:style-name="Text_20_body"/>
      <text:p text:style-name="Text_20_body"><draw:frame draw:style-name="fr2" draw:name="graphics2" text:anchor-type="paragraph" svg:width="6.85in" style:rel-width="99%" svg:height="7.7236in" style:rel-height="82%" draw:z-index="1"><draw:image xlink:href="../Extended%20Information.png" xlink:type="simple" xlink:show="embed" xlink:actuate="onLoad"/></draw:frame></text:p>
      <text:list text:style-name="L1" text:continue-numbering="true">
        <text:list-item>
          <text:list text:continue-numbering="true">
            <text:list-item>
              <text:h text:style-name="P16" text:outline-level="2">5.2 Notification script</text:h>
            </text:list-item>
          </text:list>
        </text:list-item>
      </text:list>
      <text:p text:style-name="Text_20_body">notification command definition:</text:p>
      <text:p text:style-name="P17">define command {</text:p>
      <text:p text:style-name="P17">command_name notify-service-by-email</text:p>
      <text:p text:style-name="P17">command_line /usr/local/nagios/bin/service_notification | /usr/bin/mail -s "$NOTIFICATIONTYPE$ Service Alert: $HOSTALIAS$/$SERVICEDESC$ is $SERVICESTATE$" $CONTACTEMAIL$</text:p>
      <text:p text:style-name="P17">}</text:p>
      <text:p text:style-name="P2"/>
      <text:p text:style-name="P2">service_notification:</text:p>
      <text:p text:style-name="P17">#!/bin/sh</text:p>
      <text:p text:style-name="P17">#</text:p>
      <text:p text:style-name="P17"># Notification for Nagios check_multi plugin</text:p>
      <text:p text:style-name="P17">#</text:p>
      <text:p text:style-name="P17"># (c) 2007, Matthias Flacke</text:p>
      <text:p text:style-name="P17">#</text:p>
      <text:p text:style-name="P17">#--- var</text:p>
      <text:p text:style-name="P17">NAGIOS_URL="http://localhost/nagios"</text:p>
      <text:p text:style-name="P17">#</text:p>
      <text:p text:style-name="P17">#--- output</text:p>
      <text:p text:style-name="P17">cat &lt;&lt;EOF1</text:p>
      <text:p text:style-name="P7"/>
      <text:p text:style-name="P17">Nagios service notification</text:p>
      <text:p text:style-name="P17">$NAGIOS_NOTIFICATIONTYPE $NAGIOS_SERVICEDESC $NAGIOS_SERVICESTATE</text:p>
      <text:p text:style-name="P17">$NAGIOS_LONGDATETIME</text:p>
      <text:p text:style-name="P7"/>
      <text:p text:style-name="P17">--- Host information ---</text:p>
      <text:p text:style-name="P17">Name $NAGIOS_HOSTNAME</text:p>
      <text:p text:style-name="P17">IP address $NAGIOS_HOSTADDRESS</text:p>
      <text:p text:style-name="P7"/>
      <text:p text:style-name="P17">--- Service information ---</text:p>
      <text:p text:style-name="P17">Name $NAGIOS_SERVICEDESC</text:p>
      <text:p text:style-name="P17">State $NAGIOS_SERVICESTATE</text:p>
      <text:p text:style-name="P17">State type $NAGIOS_SERVICESTATETYPE</text:p>
      <text:p text:style-name="P17">Output $NAGIOS_SERVICEOUTPUT</text:p>
      <text:p text:style-name="P17">EOF1</text:p>
      <text:p text:style-name="P17">#</text:p>
      <text:p text:style-name="P17">#--- print sorted list of output</text:p>
      <text:p text:style-name="P17">for i in CRITICAL WARNING UNKNOWN OK; do</text:p>
      <text:p text:style-name="P17">echo $NAGIOS_LONGSERVICEOUTPUT | sed 's/\\n/\</text:p>
      <text:p text:style-name="P17">/g' | grep $i &gt; /dev/null &amp;&amp; {</text:p>
      <text:p text:style-name="P17">echo</text:p>
      <text:p text:style-name="P17">echo "$i service output"</text:p>
      <text:p text:style-name="P17">echo $NAGIOS_LONGSERVICEOUTPUT | sed 's/\\n/\</text:p>
      <text:p text:style-name="P17">/g' | grep $i</text:p>
      <text:p text:style-name="P17">}</text:p>
      <text:p text:style-name="P17">done</text:p>
      <text:p text:style-name="P17">#</text:p>
      <text:p text:style-name="P17">#--- continue</text:p>
      <text:p text:style-name="P17">cat &lt;&lt;EOF2</text:p>
      <text:p text:style-name="P7"/>
      <text:p text:style-name="P17">Plugin $NAGIOS_SERVICECHECKCOMMAND</text:p>
      <text:p text:style-name="P17">Execution time(s) $NAGIOS_SERVICEEXECUTIONTIME</text:p>
      <text:p text:style-name="P7"/>
      <text:p text:style-name="P17">--- Contact information ---</text:p>
      <text:p text:style-name="P17">Name $NAGIOS_CONTACTNAME</text:p>
      <text:p text:style-name="P17">Alias $NAGIOS_CONTACTALIAS</text:p>
      <text:p text:style-name="P17">Mail address $NAGIOS_CONTACTEMAIL</text:p>
      <text:p text:style-name="P17">Notification type $NAGIOS_NOTIFICATIONTYPE</text:p>
      <text:p text:style-name="P7"/>
      <text:p text:style-name="P17">--- Service URLs ---</text:p>
      <text:p text:style-name="P17">Service details $NAGIOS_URL/cgi-bin/extinfo.cgi?type=2&amp;host=$NAGIOS_HOSTNAME&amp;service=$NAGIOS_SERVICEDESC</text:p>
      <text:p text:style-name="P17">Service alert history $NAGIOS_URL/cgi-bin/history.cgi?host=$NAGIOS_HOSTNAME&amp;service=$NAGIOS_SERVICEDESC</text:p>
      <text:p text:style-name="P17">Service availability $NAGIOS_URL/cgi-bin/avail.cgi?host=$NAGIOS_HOSTNAME&amp;&amp;service=$NAGIOS_SERVICEDESC&amp;show_log_entries</text:p>
      <text:p text:style-name="P17">Service comments $NAGIOS_URL$NAGIOS_SERVICENOTESURL</text:p>
      <text:p text:style-name="P7"/>
      <text:p text:style-name="P17">--- Host URLs ---</text:p>
      <text:p text:style-name="P17">Host details $NAGIOS_URL/cgi-bin/extinfo.cgi?type=1&amp;host=$NAGIOS_HOSTNAME</text:p>
      <text:p text:style-name="P17">Host services $NAGIOS_URL/cgi-bin/status.cgi?host=dada</text:p>
      <text:p text:style-name="P17">Host alert history $NAGIOS_URL/cgi-bin/history.cgi?host=$NAGIOS_HOSTNAME</text:p>
      <text:p text:style-name="P17">Host availability $NAGIOS_URL/cgi-bin/avail.cgi?host=$NAGIOS_HOSTNAME&amp;show_log_entries</text:p>
      <text:p text:style-name="P17">Host comments $NAGIOS_URL$NAGIOS_HOSTNOTESURL</text:p>
      <text:p text:style-name="P17">EOF2</text:p>
      <text:p text:style-name="Text_20_body"/>
      <text:p text:style-name="Text_20_body">Notification Output:</text:p>
      <text:p text:style-name="P17">Nagios service notification</text:p>
      <text:p text:style-name="P17">PROBLEM System_nrpe CRITICAL</text:p>
      <text:p text:style-name="P17">Sat Jun 23 13:34:55 CEST 2007</text:p>
      <text:p text:style-name="P7"/>
      <text:p text:style-name="P17">--- Host information ---</text:p>
      <text:p text:style-name="P17">Name thinkpad</text:p>
      <text:p text:style-name="P17">IP address 192.168.47.21</text:p>
      <text:p text:style-name="P7"/>
      <text:p text:style-name="P17">--- Service information ---</text:p>
      <text:p text:style-name="P17">Name System_nrpe</text:p>
      <text:p text:style-name="P17">State CRITICAL</text:p>
      <text:p text:style-name="P17">State type HARD</text:p>
      <text:p text:style-name="P17">Output SYSTEM CRITICAL - 32 plugins checked, 1 critical (test_sleep), 0 warning, 0 unknown, 31 ok</text:p>
      <text:p text:style-name="P7"/>
      <text:p text:style-name="P17">CRITICAL service output</text:p>
      <text:p text:style-name="P17">[17] CRITICAL system_load - CRITICAL - load average: 9.45, 3.57, 2.56</text:p>
      <text:p text:style-name="P17"/>
      <text:p text:style-name="P17">OK service output</text:p>
      <text:p text:style-name="P17">[ 1] OK network_ping - PING OK - Packet loss = 0%, RTA = 0.05 ms</text:p>
      <text:p text:style-name="P17">[ 2] OK network_interfaces - OK: host 'localhost', interfaces up: 2, down: 0, dormant: 0, excluded: 0, unused: 0 </text:p>
      <text:p text:style-name="P17">[ 3] OK network_if_eth1 - OK: Interface eth1 (index 4) is up.</text:p>
      <text:p text:style-name="P17">[ 4] OK network_rsync - TCP OK - 0.001 second response time on port 873 [@RSYNCD: 29]</text:p>
      <text:p text:style-name="P17">[ 5] OK test_sleep - SLEEP - OK: woken up after 2 seconds</text:p>
      <text:p text:style-name="P17">[ 6] OK proc_acpid - PROCS OK: 1 process with command name 'acpid'</text:p>
      <text:p text:style-name="P17">[ 7] OK proc_automount - PROCS OK: 2 processes with command name 'automount'</text:p>
      <text:p text:style-name="P17">[ 8] OK proc_cron - PROCS OK: 1 process with command name 'cron'</text:p>
      <text:p text:style-name="P17">[ 9] OK proc_httpd - PROCS OK: 11 processes with command name 'httpd2-prefork'</text:p>
      <text:p text:style-name="P17">[10] OK proc_smartd - PROCS OK: 1 process with command name 'smartd'</text:p>
      <text:p text:style-name="P17">[11] OK proc_snmpd - PROCS OK: 1 process with command name 'snmpd'</text:p>
      <text:p text:style-name="P17">[12] OK proc_syslogd - PROCS OK: 1 process with command name 'syslog-ng'</text:p>
      <text:p text:style-name="P17">[13] OK proc_xinetd - PROCS OK: 1 process with command name 'xinetd'</text:p>
      <text:p text:style-name="P17">[14] OK procs_number - PROCS OK: 148 processes</text:p>
      <text:p text:style-name="P17">[15] OK procs_RSS - RSS OK: 146 processes</text:p>
      <text:p text:style-name="P17">[16] OK procs_zombie - PROCS OK: 1 process with STATE = Z</text:p>
      <text:p text:style-name="P17">[18] OK system_mail - TCP OK - 0.001 second response time on port 25</text:p>
      <text:p text:style-name="P17">[19] OK system_mailqueue - OK: mailq is empty</text:p>
      <text:p text:style-name="P17">[20] OK system_mysql - Uptime: 282597 Threads: 1 Questions: 6194 Slow queries: 0 Opens: 11 Flush tables: 1 Open tables: 6 Queries per second avg: 0.022</text:p>
      <text:p text:style-name="P17">[21] OK system_ntp - NTP OK: Offset 10.8233784 secs</text:p>
      <text:p text:style-name="P17">[22] OK system_portmapper - OK: RPC program portmapper version 2 udp running</text:p>
      <text:p text:style-name="P17">[23] OK system_rootdisk - DISK OK - free space: / 5477 MB (47% inode=83%);</text:p>
      <text:p text:style-name="P17">[24] OK system_ssh - SSH OK - OpenSSH_4.4 (protocol 1.99)</text:p>
      <text:p text:style-name="P17">[25] OK system_swap - SWAP OK - 100% free (2048 MB out of 2048 MB) </text:p>
      <text:p text:style-name="P17">[26] OK system_syslog - FILE_AGE OK: /var/log/messages is 7 seconds old and 21158708 bytes</text:p>
      <text:p text:style-name="P17">[27] OK system_users - USERS OK - 4 users currently logged in </text:p>
      <text:p text:style-name="P17">[28] OK nagios_system - NAGIOS OK: 14 processes, status log updated 31 seconds ago</text:p>
      <text:p text:style-name="P17">[29] OK nagios_tac - HTTP OK HTTP/1.1 200 OK - 12010 bytes in 0.011 seconds </text:p>
      <text:p text:style-name="P17">[30] OK nagios_ping - PING OK - Packet loss = 0%, RTA = 125.44 ms</text:p>
      <text:p text:style-name="P7"><text:span text:style-name="T3">[31] OK </text:span><text:span text:style-name="T4">n</text:span><text:span text:style-name="T5">agios.org_dns – DNS OK: 0.009 seconds response time. </text:span><text:a xlink:type="simple" xlink:href="http://www.nagios.org/"><text:span text:style-name="T6">www.nagios.org</text:span></text:a><text:span text:style-name="T7"> </text:span><text:span text:style-name="T5">returns 66.118.156.22</text:span></text:p>
      <text:p text:style-name="P17">[32] OK nagios.org_http - HTTP OK HTTP/1.1 200 OK - 28355 bytes in 0.668 seconds </text:p>
      <text:p text:style-name="P7"/>
      <text:p text:style-name="P17">Plugin check_multi_nrpe!localhost!/usr/local/nagios/etc/check_multi.cmd -n SYSTEM</text:p>
      <text:p text:style-name="P17">Execution time(s) 12.417</text:p>
      <text:p text:style-name="P7"/>
      <text:p text:style-name="P17">--- Contact information ---</text:p>
      <text:p text:style-name="P17">Name nagiosadmin</text:p>
      <text:p text:style-name="P17">Alias Nagios Admin</text:p>
      <text:p text:style-name="P7"><text:span text:style-name="T5">Mail address </text:span><text:a xlink:type="simple" xlink:href="mailto:Matthias@flacke.org"><text:span text:style-name="T6">Nagiosadmin@thinkpad</text:span></text:a></text:p>
      <text:p text:style-name="P17">Notification type PROBLEM</text:p>
      <text:p text:style-name="P7"/>
      <text:p text:style-name="P17">--- Service URLs ---</text:p>
      <text:p text:style-name="P7"><text:span text:style-name="T5">Service details </text:span><text:a xlink:type="simple" xlink:href="http://localhost/nagios/cgi-bin/extinfo.cgi?type=2&amp;host=thinkpad&amp;service=System_nrpe"><text:span text:style-name="T6">http://localhost/nagios/cgi-bin/extinfo.cgi?type=2&amp;host=thinkpad&amp;service=System_nrpe</text:span></text:a></text:p>
      <text:p text:style-name="P7"><text:span text:style-name="T5">Service alert history </text:span><text:a xlink:type="simple" xlink:href="http://localhost/nagios/cgi-bin/history.cgi?host=thinkpad&amp;service=System_nrpe"><text:span text:style-name="T6">http://localhost/nagios/cgi-bin/history.cgi?host=thinkpad&amp;service=System_nrpe</text:span></text:a></text:p>
      <text:p text:style-name="P7"><text:span text:style-name="T5">Service availability </text:span><text:a xlink:type="simple" xlink:href="http://localhost/nagios/cgi-bin/avail.cgi?host=thinkpad&amp;&amp;service=System_nrpe&amp;show_log_entries"><text:span text:style-name="T6">http://localhost/nagios/cgi-bin/avail.cgi?host=thinkpad&amp;&amp;service=System_nrpe&amp;show_log_entries</text:span></text:a></text:p>
      <text:p text:style-name="P7"><text:span text:style-name="T5">Service comments </text:span><text:a xlink:type="simple" xlink:href="http://localhost/nagios"><text:span text:style-name="T6">http://localhost/nagios</text:span></text:a></text:p>
      <text:p text:style-name="P7"/>
      <text:p text:style-name="P17">--- Host URLs ---</text:p>
      <text:p text:style-name="P7"><text:span text:style-name="T5">Host details </text:span><text:a xlink:type="simple" xlink:href="http://localhost/nagios/cgi-bin/extinfo.cgi?type=1&amp;host=thinkpad"><text:span text:style-name="T6">http://localhost/nagios/cgi-bin/extinfo.cgi?type=1&amp;host=thinkpad</text:span></text:a></text:p>
      <text:p text:style-name="P7"><text:span text:style-name="T5">Host services </text:span><text:a xlink:type="simple" xlink:href="http://localhost/nagios/cgi-bin/status.cgi?host=dada"><text:span text:style-name="T6">http://localhost/nagios/cgi-bin/status.cgi?host=dada</text:span></text:a></text:p>
      <text:p text:style-name="P7"><text:span text:style-name="T5">Host alert history </text:span><text:a xlink:type="simple" xlink:href="http://localhost/nagios/cgi-bin/history.cgi?host=thinkpad"><text:span text:style-name="T6">http://localhost/nagios/cgi-bin/history.cgi?host=thinkpad</text:span></text:a></text:p>
      <text:p text:style-name="P7"><text:span text:style-name="T5">Host availability </text:span><text:a xlink:type="simple" xlink:href="http://localhost/nagios/cgi-bin/avail.cgi?host=thinkpad&amp;show_log_entries"><text:span text:style-name="T6">http://localhost/nagios/cgi-bin/avail.cgi?host=thinkpad&amp;show_log_entries</text:span></text:a></text:p>
      <text:p text:style-name="P7"><text:span text:style-name="T5">Host comments </text:span><text:a xlink:type="simple" xlink:href="http://localhost/nagios"><text:span text:style-name="T6">http://localhost/nagios</text:span></text:a></text:p>
      <text:p text:style-name="P7"/>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4" svg:font-family="Arial"/>
    <style:font-face style:name="Arial Unicode MS1" svg:font-family="'Arial Unicode MS'"/>
    <style:font-face style:name="Courier 10 Pitch" svg:font-family="'Courier 10 Pitch'"/>
    <style:font-face style:name="HG Mincho Light J1" svg:font-family="'HG Mincho Light J'"/>
    <style:font-face style:name="StarSymbol" svg:font-family="StarSymbol"/>
    <style:font-face style:name="moz-fixed" svg:font-family="moz-fixed"/>
    <style:font-face style:name="Cumberland AMT" svg:font-family="'Cumberland AMT'" style:font-family-generic="modern" style:font-pitch="fixed"/>
    <style:font-face style:name="Arial Unicode MS" svg:font-family="'Arial Unicode MS'" style:font-pitch="variable"/>
    <style:font-face style:name="HG Mincho Light J" svg:font-family="'HG Mincho Light J'" style:font-pitch="variable"/>
    <style:font-face style:name="Thorndale AMT" svg:font-family="'Thorndale AMT'"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3"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style:use-window-font-color="true" style:font-name="Thorndale AMT" fo:font-size="12pt" fo:language="en" fo:country="US" style:font-name-asian="Arial3" style:font-size-asian="12pt" style:language-asian="en" style:country-asian="US" style:font-name-complex="Arial3"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799in"/>
      <style:text-properties style:font-name="Arial" fo:font-size="12pt"/>
    </style:style>
    <style:style style:name="Heading" style:family="paragraph" style:parent-style-name="Standard" style:next-style-name="Text_20_body" style:class="text" style:master-page-name="">
      <style:paragraph-properties fo:margin-top="0.1665in" fo:margin-bottom="0.1965in"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master-page-name="" style:default-outline-level="1">
      <style:paragraph-properties fo:margin-top="0.5in" fo:margin-bottom="0.0799in" fo:break-before="auto" fo:break-after="auto" fo:keep-with-next="auto"/>
      <style:text-properties style:font-name="Arial1" fo:font-size="16pt" fo:font-weight="bold" style:font-name-asian="Arial4" style:font-size-asian="16pt" style:font-weight-asian="bold" style:font-name-complex="Arial4" style:font-size-complex="16pt" style:font-weight-complex="bold"/>
    </style:style>
    <style:style style:name="Heading_20_2" style:display-name="Heading 2" style:family="paragraph" style:parent-style-name="Heading" style:next-style-name="Text_20_body" style:class="text" style:default-outline-level="2">
      <style:paragraph-properties fo:margin-top="0.1665in" fo:margin-bottom="0.0799in"/>
      <style:text-properties style:font-name="Arial2" fo:font-size="14pt" fo:font-style="italic" fo:font-weight="bold" style:font-name-asian="HG Mincho Light J1" style:font-size-asian="14pt" style:font-style-asian="italic" style:font-weight-asian="bold" style:font-name-complex="Arial Unicode MS1"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665in" fo:margin-bottom="0.0799in"/>
      <style:text-properties style:font-name="Arial1" fo:font-size="14pt" fo:font-weight="bold" style:font-name-asian="HG Mincho Light J1" style:font-size-asian="14pt" style:font-weight-asian="bold" style:font-name-complex="Arial Unicode MS1"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margin-top="0in" fo:margin-bottom="0.0799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umberland AMT" fo:font-size="10pt" style:font-name-asian="Cumberland AMT" style:font-size-asian="10pt" style:font-name-complex="Cumberland AM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suffix="."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6-23T08:14:03</meta:creation-date>
    <dc:date>2007-06-25T08:33:35</dc:date>
    <dc:language>en-US</dc:language>
    <meta:editing-cycles>5</meta:editing-cycles>
    <meta:editing-duration>PT3H2M9S</meta:editing-duration>
    <meta:user-defined meta:name="Info 1"/>
    <meta:user-defined meta:name="Info 2"/>
    <meta:user-defined meta:name="Info 3"/>
    <meta:user-defined meta:name="Info 4"/>
    <meta:document-statistic meta:table-count="3" meta:image-count="2" meta:object-count="0" meta:page-count="13" meta:paragraph-count="310" meta:word-count="2606" meta:character-count="17656"/>
  </office:meta>
</office:document-meta>
</file>